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sans-serif" fo:font-size="14pt" style:font-size-asian="14pt" style:font-size-complex="14pt"/>
    </style:style>
    <style:style style:name="P2" style:family="paragraph" style:parent-style-name="Preformatted_20_Text" style:master-page-name="MP0">
      <style:paragraph-properties style:page-number="auto" fo:break-before="page"/>
      <style:text-properties style:font-name="sans-serif" fo:font-size="14pt" style:font-size-asian="14pt" style:font-size-complex="14pt"/>
    </style:style>
    <style:style style:name="T1" style:family="text">
      <style:text-properties style:font-name="sans-serif" fo:font-size="10.5pt" style:font-size-asian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 Лабораторная работа. Обработка символьных данных</text:p>
      <text:p text:style-name="P1">Цель:получить практические навыки обработки символьной информации–строк.</text:p>
      <text:p text:style-name="P1"/>
      <text:p text:style-name="Preformatted_20_Text">9 <text:span text:style-name="Основной_20_шрифт_20_абзаца"><text:span text:style-name="T1">Подсчитать количество букв в слове с номером n строки s</text:span></text:span></text:p>
      <text:p text:style-name="Preformatted_20_Text"/>
      <text:p text:style-name="Preformatted_20_Text">#include &lt;iostream&gt;</text:p>
      <text:p text:style-name="Preformatted_20_Text">#include &lt;string&gt;</text:p>
      <text:p text:style-name="Preformatted_20_Text">using namespace std;</text:p>
      <text:p text:style-name="Preformatted_20_Text"/>
      <text:p text:style-name="Preformatted_20_Text">int main(){</text:p>
      <text:p text:style-name="Preformatted_20_Text"><text:tab/>string str;</text:p>
      <text:p text:style-name="Preformatted_20_Text"><text:tab/>int i=0,k,num=0,inp_num;</text:p>
      <text:p text:style-name="Preformatted_20_Text"><text:tab/>cout &lt;&lt; "input text" &lt;&lt; endl;</text:p>
      <text:p text:style-name="Preformatted_20_Text"><text:tab/>getline(cin, str);</text:p>
      <text:p text:style-name="Preformatted_20_Text"><text:tab/>cout &lt;&lt; "input index of word" &lt;&lt; endl;</text:p>
      <text:p text:style-name="Preformatted_20_Text"><text:tab/>cin &gt;&gt; inp_num;</text:p>
      <text:p text:style-name="Preformatted_20_Text"><text:tab/>int flag = str.length();</text:p>
      <text:p text:style-name="Preformatted_20_Text"><text:tab/>int val;</text:p>
      <text:p text:style-name="Preformatted_20_Text"><text:tab/>while(i&lt;=flag){</text:p>
      <text:p text:style-name="Preformatted_20_Text"><text:tab/><text:tab/>k=0;</text:p>
      <text:p text:style-name="Preformatted_20_Text"><text:tab/><text:tab/>val = int(str[i]);</text:p>
      <text:p text:style-name="Preformatted_20_Text"><text:tab/><text:tab/>if((val&gt;=65 &amp;&amp; val&lt;=90) || (val&gt;=97 &amp;&amp; val&lt;=122)){</text:p>
      <text:p text:style-name="Preformatted_20_Text"><text:tab/><text:tab/><text:tab/>num++;</text:p>
      <text:p text:style-name="Preformatted_20_Text"><text:tab/><text:tab/><text:tab/>while((val&gt;=65 &amp;&amp; val&lt;=90) || (val&gt;=97 &amp;&amp; val&lt;=122)){</text:p>
      <text:p text:style-name="Preformatted_20_Text"><text:tab/><text:tab/><text:tab/><text:tab/>k++;</text:p>
      <text:p text:style-name="Preformatted_20_Text"><text:tab/><text:tab/><text:tab/><text:tab/>i++;</text:p>
      <text:p text:style-name="Preformatted_20_Text"><text:tab/><text:tab/><text:tab/><text:tab/>if(i&gt;flag){</text:p>
      <text:p text:style-name="Preformatted_20_Text"><text:tab/><text:tab/><text:tab/><text:tab/><text:tab/>cout &lt;&lt; "Bad index";</text:p>
      <text:p text:style-name="Preformatted_20_Text"><text:tab/><text:tab/><text:tab/><text:tab/><text:tab/>break;</text:p>
      <text:p text:style-name="Preformatted_20_Text"><text:tab/><text:tab/><text:tab/><text:tab/>}</text:p>
      <text:p text:style-name="Preformatted_20_Text"><text:tab/><text:tab/><text:tab/><text:tab/>val = int(str[i]);</text:p>
      <text:p text:style-name="Preformatted_20_Text"><text:tab/><text:tab/><text:tab/>}</text:p>
      <text:p text:style-name="Preformatted_20_Text"><text:tab/><text:tab/><text:tab/>if(num==inp_num){</text:p>
      <text:p text:style-name="Preformatted_20_Text"><text:tab/><text:tab/><text:tab/><text:tab/>cout &lt;&lt; "number chars of the "&lt;&lt; inp_num &lt;&lt;" word:" &lt;&lt; k &lt;&lt; endl;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}</text:p>
      <text:p text:style-name="Preformatted_20_Text"><text:tab/><text:tab/>i++;</text:p>
      <text:p text:style-name="Preformatted_20_Text"><text:tab/>}</text:p>
      <text:p text:style-name="Preformatted_20_Text"><text:tab/>if(i&gt;flag){</text:p>
      <text:p text:style-name="Preformatted_20_Text"><text:tab/><text:tab/>cout &lt;&lt; "Bad index";</text:p>
      <text:p text:style-name="Preformatted_20_Text"><text:tab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" svg:font-family="'Droid Sans Devanagari'" style:font-family-generic="swiss"/>
    <style:font-face style:name="sans-serif" svg:font-family="sans-serif" style:font-family-generic="system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20-01-31T05:11:00Z</meta:creation-date>
    <dc:date>2020-02-19T08:47:57.041880538</dc:date>
    <meta:editing-cycles>14</meta:editing-cycles>
    <meta:editing-duration>PT1H56M11S</meta:editing-duration>
    <meta:document-statistic meta:table-count="0" meta:image-count="0" meta:object-count="0" meta:page-count="1" meta:paragraph-count="40" meta:word-count="122" meta:character-count="829" meta:non-whitespace-character-count="671"/>
    <meta:template xlink:type="simple" xlink:actuate="onRequest" xlink:title="" xlink:href="Normal"/>
  </office:meta>
</office:document-meta>
</file>